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ans" fo:font-weight="normal" officeooo:rsid="002b5f0c" officeooo:paragraph-rsid="002b5f0c" style:font-weight-asian="normal" style:font-weight-complex="normal"/>
    </style:style>
    <style:style style:name="P2" style:family="paragraph" style:parent-style-name="Standard">
      <style:text-properties style:font-name="Liberation Sans" fo:font-weight="normal" officeooo:rsid="0016f69b" officeooo:paragraph-rsid="00260d23" style:font-weight-asian="normal" style:font-weight-complex="normal"/>
    </style:style>
    <style:style style:name="P3" style:family="paragraph" style:parent-style-name="Standard">
      <style:text-properties style:font-name="Liberation Sans" fo:font-weight="normal" officeooo:rsid="00138089" officeooo:paragraph-rsid="003fddea" style:font-weight-asian="normal" style:font-weight-complex="normal"/>
    </style:style>
    <style:style style:name="P4" style:family="paragraph" style:parent-style-name="Standard">
      <style:text-properties style:font-name="Liberation Sans" officeooo:rsid="0016f69b" officeooo:paragraph-rsid="00260d23"/>
    </style:style>
    <style:style style:name="P5" style:family="paragraph" style:parent-style-name="Standard">
      <style:text-properties style:font-name="Liberation Sans" officeooo:rsid="0015ce1b" officeooo:paragraph-rsid="00260d23"/>
    </style:style>
    <style:style style:name="P6" style:family="paragraph" style:parent-style-name="Standard">
      <style:text-properties officeooo:paragraph-rsid="001f7b14"/>
    </style:style>
    <style:style style:name="P7" style:family="paragraph" style:parent-style-name="Standard">
      <style:text-properties style:font-name="DejaVu Sans" fo:font-weight="bold" officeooo:rsid="0033d28f" officeooo:paragraph-rsid="00260d23" style:font-weight-asian="bold" style:font-weight-complex="bold"/>
    </style:style>
    <style:style style:name="P8" style:family="paragraph" style:parent-style-name="Standard">
      <style:text-properties style:font-name="DejaVu Sans" fo:font-weight="bold" officeooo:rsid="0044b3d7" officeooo:paragraph-rsid="0044b3d7" style:font-weight-asian="bold" style:font-weight-complex="bold"/>
    </style:style>
    <style:style style:name="P9" style:family="paragraph" style:parent-style-name="Standard">
      <style:text-properties style:font-name="DejaVu Sans" fo:font-weight="bold" officeooo:rsid="0044b3d7" officeooo:paragraph-rsid="0045e68f" style:font-weight-asian="bold" style:font-weight-complex="bold"/>
    </style:style>
    <style:style style:name="P10" style:family="paragraph" style:parent-style-name="Standard">
      <style:text-properties style:font-name="DejaVu Sans" fo:font-weight="bold" officeooo:rsid="0045e68f" officeooo:paragraph-rsid="0045e68f" style:font-weight-asian="bold" style:font-weight-complex="bold"/>
    </style:style>
    <style:style style:name="P11" style:family="paragraph" style:parent-style-name="Standard">
      <style:text-properties officeooo:rsid="003fddea" officeooo:paragraph-rsid="003fddea"/>
    </style:style>
    <style:style style:name="P12" style:family="paragraph" style:parent-style-name="Standard">
      <style:text-properties officeooo:paragraph-rsid="002b5f0c"/>
    </style:style>
    <style:style style:name="P13" style:family="paragraph" style:parent-style-name="Standard">
      <style:text-properties style:font-name="Liberation Sans" fo:font-weight="normal" officeooo:rsid="003fddea" officeooo:paragraph-rsid="003fddea" style:font-weight-asian="normal" style:font-weight-complex="normal"/>
    </style:style>
    <style:style style:name="P14" style:family="paragraph" style:parent-style-name="Standard" style:list-style-name="L1">
      <style:text-properties style:font-name="Liberation Sans" fo:font-weight="normal" officeooo:rsid="0049c4b9" officeooo:paragraph-rsid="0049c4b9" style:font-weight-asian="normal" style:font-weight-complex="normal"/>
    </style:style>
    <style:style style:name="P15" style:family="paragraph" style:parent-style-name="Standard" style:list-style-name="L2">
      <style:text-properties style:font-name="Liberation Sans" fo:font-weight="normal" officeooo:rsid="004ab7c3" officeooo:paragraph-rsid="004ab7c3" style:font-weight-asian="normal" style:font-weight-complex="normal"/>
    </style:style>
    <style:style style:name="P16" style:family="paragraph" style:parent-style-name="Standard" style:list-style-name="L3">
      <style:text-properties style:font-name="Liberation Sans" fo:font-weight="normal" officeooo:rsid="004ab7c3" officeooo:paragraph-rsid="004ab7c3" style:font-weight-asian="normal" style:font-weight-complex="normal"/>
    </style:style>
    <style:style style:name="P17" style:family="paragraph" style:parent-style-name="Standard" style:list-style-name="L4">
      <style:text-properties style:font-name="Liberation Sans" fo:font-weight="bold" officeooo:rsid="003fddea" officeooo:paragraph-rsid="003fddea" style:font-weight-asian="bold" style:font-weight-complex="bold"/>
    </style:style>
    <style:style style:name="P18" style:family="paragraph" style:parent-style-name="Standard" style:list-style-name="L1">
      <style:text-properties officeooo:paragraph-rsid="004ab7c3"/>
    </style:style>
    <style:style style:name="P19" style:family="paragraph" style:parent-style-name="Standard">
      <style:text-properties officeooo:paragraph-rsid="001f7b14"/>
    </style:style>
    <style:style style:name="P20" style:family="paragraph" style:parent-style-name="Standard">
      <style:text-properties officeooo:paragraph-rsid="0049c4b9"/>
    </style:style>
    <style:style style:name="P21" style:family="paragraph" style:parent-style-name="Standard">
      <style:text-properties style:font-name="DejaVu Sans" fo:font-weight="bold" officeooo:rsid="0045e68f" officeooo:paragraph-rsid="0045e68f" style:font-weight-asian="bold" style:font-weight-complex="bold"/>
    </style:style>
    <style:style style:name="T1" style:family="text">
      <style:text-properties style:font-name="Liberation Sans" officeooo:rsid="0011c8a9"/>
    </style:style>
    <style:style style:name="T2" style:family="text">
      <style:text-properties style:font-name="Liberation Sans" fo:font-weight="bold" officeooo:rsid="00186ced" style:font-weight-asian="bold" style:font-weight-complex="bold"/>
    </style:style>
    <style:style style:name="T3" style:family="text">
      <style:text-properties style:font-name="Liberation Sans" fo:font-weight="bold" officeooo:rsid="004ab7c3" style:font-weight-asian="bold" style:font-weight-complex="bold"/>
    </style:style>
    <style:style style:name="T4" style:family="text">
      <style:text-properties style:font-name="Liberation Sans" fo:font-weight="normal" style:font-weight-asian="normal" style:font-weight-complex="normal"/>
    </style:style>
    <style:style style:name="T5" style:family="text">
      <style:text-properties style:font-name="Liberation Sans" fo:font-weight="normal" officeooo:rsid="00186ced" style:font-weight-asian="normal" style:font-weight-complex="normal"/>
    </style:style>
    <style:style style:name="T6" style:family="text">
      <style:text-properties style:font-name="Liberation Sans" fo:font-weight="normal" officeooo:rsid="0015161a" style:font-weight-asian="normal" style:font-weight-complex="normal"/>
    </style:style>
    <style:style style:name="T7" style:family="text">
      <style:text-properties style:font-name="Liberation Sans" fo:font-weight="normal" officeooo:rsid="002b5f0c" style:font-weight-asian="normal" style:font-weight-complex="normal"/>
    </style:style>
    <style:style style:name="T8" style:family="text">
      <style:text-properties style:font-name="Liberation Sans" fo:font-weight="normal" officeooo:rsid="003fddea" style:font-weight-asian="normal" style:font-weight-complex="normal"/>
    </style:style>
    <style:style style:name="T9" style:family="text">
      <style:text-properties style:font-name="Liberation Sans" fo:font-weight="normal" officeooo:rsid="0049c4b9" style:font-weight-asian="normal" style:font-weight-complex="normal"/>
    </style:style>
    <style:style style:name="T10" style:family="text">
      <style:text-properties style:font-name="Liberation Sans" fo:font-weight="normal" officeooo:rsid="004ab7c3" style:font-weight-asian="normal" style:font-weight-complex="normal"/>
    </style:style>
    <style:style style:name="T11" style:family="text">
      <style:text-properties style:font-name="Liberation Sans" officeooo:rsid="003fddea"/>
    </style:style>
    <style:style style:name="T12" style:family="text">
      <style:text-properties style:font-name="Liberation Sans" officeooo:rsid="0049c4b9"/>
    </style:style>
    <style:style style:name="T13" style:family="text">
      <style:text-properties fo:font-weight="bold" style:font-weight-asian="bold" style:font-weight-complex="bold"/>
    </style:style>
    <style:style style:name="T14" style:family="text">
      <style:text-properties fo:font-weight="bold" officeooo:rsid="0015ea53" style:font-weight-asian="bold" style:font-weight-complex="bold"/>
    </style:style>
    <style:style style:name="T15" style:family="text">
      <style:text-properties fo:font-weight="bold" officeooo:rsid="003fddea" style:font-weight-asian="bold" style:font-weight-complex="bold"/>
    </style:style>
    <style:style style:name="T16" style:family="text">
      <style:text-properties fo:font-weight="bold" officeooo:rsid="004ab7c3" style:font-weight-asian="bold" style:font-weight-complex="bold"/>
    </style:style>
    <style:style style:name="T17" style:family="text">
      <style:text-properties officeooo:rsid="003fddea"/>
    </style:style>
    <style:style style:name="T18" style:family="text">
      <style:text-properties officeooo:rsid="001936ed"/>
    </style:style>
    <style:style style:name="T19" style:family="text">
      <style:text-properties officeooo:rsid="0015ea53"/>
    </style:style>
    <style:style style:name="T20" style:family="text">
      <style:text-properties officeooo:rsid="001801f3"/>
    </style:style>
    <style:style style:name="T21" style:family="text">
      <style:text-properties officeooo:rsid="004ab7c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The purpose of Lab </text:span><text:span text:style-name="T12">8</text:span><text:span text:style-name="T11"> is to </text:span><text:span text:style-name="T12">understand and implement one search and one sorting algorithm.</text:span></text:p>
      <text:p text:style-name="P6"><text:span text:style-name="T12"/></text:p>
      <text:p text:style-name="P20"><text:span text:style-name="T8">T</text:span><text:span text:style-name="T9">he roster building functions that you implemented for TinyTown University last week have been a success but the HR department has requested that you make some usability changes to the roster management tool. You will need to add 2 new functions: one to search the faculty roster by name and one to sort the roster alphabetically by last name.</text:span></text:p>
      <text:p text:style-name="P20"><text:span text:style-name="T9"/></text:p>
      <text:p text:style-name="P20"><text:span text:style-name="T9">The search function should take the first and last name of a faculty member and return the index of the list that their entry is stored or -1 if the name is not found in the list. The HR department </text:span></text:p>
      <text:p text:style-name="P13"/>
      <text:p text:style-name="P11"><text:span text:style-name="T6">T</text:span><text:span text:style-name="T5">o get started download your_lastName_lab</text:span><text:span text:style-name="T9">8</text:span><text:span text:style-name="T5">.cpp </text:span><text:span text:style-name="T4">and the roster.txt file. Make sure they are saved in the same directory. O</text:span><text:span text:style-name="T5">pen </text:span><text:span text:style-name="T4">the cpp file</text:span><text:span text:style-name="T5"> with </text:span><text:span text:style-name="T4">y</text:span><text:span text:style-name="T5">our IDE. Use </text:span><text:span text:style-name="T2">File→Save As </text:span><text:span text:style-name="T5">to replace "your_lastName" with your actual last name.</text:span></text:p>
      <text:p text:style-name="P1"/>
      <text:p text:style-name="P12"><text:span text:style-name="T8">C</text:span><text:span text:style-name="T7">omplete these steps </text:span><text:span text:style-name="T8">to extend our software</text:span><text:span text:style-name="T7">:</text:span></text:p>
      <text:list xml:id="list1399019136" text:style-name="L1">
        <text:list-item>
          <text:p text:style-name="P14">Fill in the definition for <text:span text:style-name="T13">searchRoster</text:span>. <text:span text:style-name="T21">Do not make any changes to the main function.</text:span></text:p>
        </text:list-item>
      </text:list>
      <text:list xml:id="list1652151387" text:style-name="L2">
        <text:list-item>
          <text:list>
            <text:list-item>
              <text:p text:style-name="P15">The parameters firstName and lastName together are the search value. You will need to compare to both.</text:p>
            </text:list-item>
            <text:list-item>
              <text:p text:style-name="P15">The parameter s is the number of entries stored in the roster. You only need to search the first s entries, even if the total size of the roster array is larger.</text:p>
            </text:list-item>
            <text:list-item>
              <text:p text:style-name="P15">Your function should return the index of the <text:span text:style-name="T13">first</text:span> occurrence of a matching firstName lastName pair. Return -1 if no entry in roster has a matching name.</text:p>
            </text:list-item>
            <text:list-item>
              <text:p text:style-name="P15">Psuedo-code comments have been provided for you in the code file. Each psuedo-code instruction will translate to one or more C++ statements.</text:p>
            </text:list-item>
          </text:list>
        </text:list-item>
      </text:list>
      <text:list xml:id="list91204776908209" text:continue-list="list1399019136" text:style-name="L1">
        <text:list-item>
          <text:p text:style-name="P18"><text:span text:style-name="T8">Fill in the definitions for</text:span><text:span text:style-name="T10"> </text:span><text:span text:style-name="T3">sortRoster. </text:span><text:span text:style-name="T10">Do not make any changes to the main function.</text:span></text:p>
        </text:list-item>
      </text:list>
      <text:list xml:id="list613739802" text:style-name="L3">
        <text:list-item>
          <text:list>
            <text:list-item>
              <text:p text:style-name="P16">Your only two parameters are the roster and it’s size. You should only sort the entries up to the index specified by the size parameter. Do not sort empty roster entries.</text:p>
            </text:list-item>
            <text:list-item>
              <text:p text:style-name="P16">This function has no return.</text:p>
            </text:list-item>
            <text:list-item>
              <text:p text:style-name="P16">A <text:span text:style-name="T13">swap </text:span>function has been provided for you.</text:p>
            </text:list-item>
            <text:list-item>
              <text:p text:style-name="P16">Psuedo-code comments have been provided for you in the code file. Each psuedo-code instruction will translate to one or more C++ statements.</text:p>
            </text:list-item>
          </text:list>
        </text:list-item>
      </text:list>
      <text:list xml:id="list622751550" text:style-name="L4">
        <text:list-header>
          <text:p text:style-name="P17"><text:s/></text:p>
        </text:list-header>
      </text:list>
      <text:p text:style-name="P2"/>
      <text:p text:style-name="P2">Sample Output:</text:p>
      <text:p text:style-name="P8">i- generate ID</text:p>
      <text:p text:style-name="P8">a- determine if a student is Accepted</text:p>
      <text:p text:style-name="P10">c- enter a Course in the catalog</text:p>
      <text:p text:style-name="P10">g- print the max, min, and avg Grade of an assignment</text:p>
      <text:p text:style-name="P10">r- print the faculty Roster</text:p>
      <text:p text:style-name="P10">n- add a New faculty member to the roster</text:p>
      <text:p text:style-name="P10">q- Quit the program</text:p>
      <text:p text:style-name="P10">Please select one option from the menu: </text:p>
      <text:p text:style-name="P10"/>
      <text:p text:style-name="P7"/>
      <text:p text:style-name="P5"/>
      <text:p text:style-name="P4">You can check the Rubric to make sure that your program is correct.</text:p>
      <text:p text:style-name="P4"><text:soft-page-break/></text:p>
      <text:p text:style-name="P3"><text:span text:style-name="T18">Attach </text:span><text:span text:style-name="T14">yourLastName_lab</text:span><text:span text:style-name="T16">8</text:span><text:span text:style-name="T14">.cpp </text:span><text:span text:style-name="T19">(renamed to your actual name) as you</text:span><text:span text:style-name="T20">r</text:span><text:span text:style-name="T19"> submission for Lab </text:span><text:span text:style-name="T21">8</text:span><text:span text:style-name="T19">.</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7T08:27:14.270035285</meta:creation-date>
    <meta:generator>LibreOffice/6.4.6.2$Linux_X86_64 LibreOffice_project/40$Build-2</meta:generator>
    <dc:date>2020-10-25T09:12:03.973171028</dc:date>
    <meta:editing-duration>PT18H36M30S</meta:editing-duration>
    <meta:editing-cycles>18</meta:editing-cycles>
    <meta:document-statistic meta:table-count="0" meta:image-count="0" meta:object-count="0" meta:page-count="2" meta:paragraph-count="27" meta:word-count="444" meta:character-count="2451" meta:non-whitespace-character-count="2041"/>
  </office:meta>
</office:document-meta>
</file>